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avid CLM" svg:font-family="'David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28pt" style:font-size-asian="28pt" style:font-name-complex="David CLM" style:font-size-complex="28pt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44pt" style:font-size-asian="44pt" style:font-name-complex="David CLM" style:font-size-complex="4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מועדון הקוד הפתוח התל אביבי </text:p>
      <text:p text:style-name="P1">מזמין את הציבור הרחב </text:p>
      <text:p text:style-name="P1">להרצאה:</text:p>
      <text:p text:style-name="P1"/>
      <text:p text:style-name="P2"><text:s/><text:span text:style-name="T1">"מה זאת תוכנה חופשית ופתוחת קוד ולמה זה טוב?"</text:span></text:p>
      <text:p text:style-name="P1"/>
      <text:p text:style-name="P1">מאת: אורי עידן - מפתח תוכנה, פעיל קוד פתוח וסופר</text:p>
      <text:p text:style-name="P1"/>
      <text:p text:style-name="P1">22 בנובמבר 2009</text:p>
      <text:p text:style-name="P1">חדר 007 במסדרון הבניין למדעים מדויקי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avid CLM" svg:font-family="'David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hlomi Fish</meta:initial-creator>
    <meta:creation-date>2009-11-12T00:15:57</meta:creation-date>
    <dc:date>2009-11-12T00:32:35</dc:date>
    <dc:creator>Shlomi Fish</dc:creator>
    <meta:editing-duration>PT00H16M42S</meta:editing-duration>
    <meta:editing-cycles>5</meta:editing-cycles>
    <meta:generator>OpenOffice.org/3.1$Linux OpenOffice.org_project/310m19$Build-9420</meta:generator>
    <meta:document-statistic meta:table-count="0" meta:image-count="0" meta:object-count="0" meta:page-count="1" meta:paragraph-count="7" meta:word-count="43" meta:character-count="202"/>
  </office:meta>
</office:document-meta>
</file>